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egoe UI Variable" svg:font-family="'Segoe UI Variable'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text-properties style:font-name="Segoe UI Variable" fo:language="pl" fo:country="PL"/>
    </style:style>
    <style:style style:name="P3" style:family="paragraph" style:parent-style-name="Horizontal_20_Line">
      <style:text-properties style:font-name="Segoe UI Variable" fo:language="pl" fo:country="PL"/>
    </style:style>
    <style:style style:name="P4" style:family="paragraph" style:parent-style-name="Text_20_body">
      <style:text-properties style:font-name="Segoe UI Variable" fo:language="pl" fo:country="PL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style:font-name="Segoe UI Variable" fo:language="pl" fo:country="PL"/>
    </style:style>
    <style:style style:name="P6" style:family="paragraph" style:parent-style-name="Text_20_body" style:list-style-name="L2">
      <style:paragraph-properties fo:margin-top="0cm" fo:margin-bottom="0cm" style:contextual-spacing="false"/>
      <style:text-properties style:font-name="Segoe UI Variable" fo:language="pl" fo:country="PL"/>
    </style:style>
    <style:style style:name="P7" style:family="paragraph" style:parent-style-name="Text_20_body" style:list-style-name="L3">
      <style:paragraph-properties fo:margin-top="0cm" fo:margin-bottom="0cm" style:contextual-spacing="false"/>
      <style:text-properties style:font-name="Segoe UI Variable" fo:language="pl" fo:country="PL"/>
    </style:style>
    <style:style style:name="P8" style:family="paragraph" style:parent-style-name="Text_20_body" style:list-style-name="L4">
      <style:paragraph-properties fo:margin-top="0cm" fo:margin-bottom="0cm" style:contextual-spacing="false"/>
      <style:text-properties style:font-name="Segoe UI Variable" fo:language="pl" fo:country="PL"/>
    </style:style>
    <style:style style:name="P9" style:family="paragraph" style:parent-style-name="Text_20_body" style:list-style-name="L5">
      <style:paragraph-properties fo:margin-top="0cm" fo:margin-bottom="0cm" style:contextual-spacing="false"/>
      <style:text-properties style:font-name="Segoe UI Variable" fo:language="pl" fo:country="PL"/>
    </style:style>
    <style:style style:name="P10" style:family="paragraph" style:parent-style-name="Text_20_body" style:list-style-name="L6">
      <style:paragraph-properties fo:margin-top="0cm" fo:margin-bottom="0cm" style:contextual-spacing="false"/>
      <style:text-properties style:font-name="Segoe UI Variable" fo:language="pl" fo:country="PL"/>
    </style:style>
    <style:style style:name="P11" style:family="paragraph" style:parent-style-name="Text_20_body" style:list-style-name="L7">
      <style:paragraph-properties fo:margin-top="0cm" fo:margin-bottom="0cm" style:contextual-spacing="false"/>
      <style:text-properties style:font-name="Segoe UI Variable" fo:language="pl" fo:country="PL"/>
    </style:style>
    <style:style style:name="P12" style:family="paragraph" style:parent-style-name="Text_20_body" style:list-style-name="L8">
      <style:paragraph-properties fo:margin-top="0cm" fo:margin-bottom="0cm" style:contextual-spacing="false"/>
      <style:text-properties style:font-name="Segoe UI Variable" fo:language="pl" fo:country="PL"/>
    </style:style>
    <style:style style:name="P13" style:family="paragraph" style:parent-style-name="Text_20_body" style:list-style-name="L9">
      <style:paragraph-properties fo:margin-top="0cm" fo:margin-bottom="0cm" style:contextual-spacing="false"/>
      <style:text-properties style:font-name="Segoe UI Variable" fo:language="pl" fo:country="PL"/>
    </style:style>
    <style:style style:name="P14" style:family="paragraph" style:parent-style-name="Text_20_body" style:list-style-name="L10">
      <style:paragraph-properties fo:margin-top="0cm" fo:margin-bottom="0cm" style:contextual-spacing="false"/>
      <style:text-properties style:font-name="Segoe UI Variable" fo:language="pl" fo:country="PL"/>
    </style:style>
    <style:style style:name="P15" style:family="paragraph" style:parent-style-name="Text_20_body" style:list-style-name="L11">
      <style:paragraph-properties fo:margin-top="0cm" fo:margin-bottom="0cm" style:contextual-spacing="false"/>
      <style:text-properties style:font-name="Segoe UI Variable" fo:language="pl" fo:country="PL"/>
    </style:style>
    <style:style style:name="P16" style:family="paragraph" style:parent-style-name="Text_20_body" style:list-style-name="L12">
      <style:paragraph-properties fo:margin-top="0cm" fo:margin-bottom="0cm" style:contextual-spacing="false"/>
      <style:text-properties style:font-name="Segoe UI Variable" fo:language="pl" fo:country="PL"/>
    </style:style>
    <style:style style:name="P17" style:family="paragraph" style:parent-style-name="Text_20_body" style:list-style-name="L13">
      <style:paragraph-properties fo:margin-top="0cm" fo:margin-bottom="0cm" style:contextual-spacing="false"/>
      <style:text-properties style:font-name="Segoe UI Variable" fo:language="pl" fo:country="PL"/>
    </style:style>
    <style:style style:name="P18" style:family="paragraph" style:parent-style-name="Text_20_body" style:list-style-name="L14">
      <style:paragraph-properties fo:margin-top="0cm" fo:margin-bottom="0cm" style:contextual-spacing="false"/>
      <style:text-properties style:font-name="Segoe UI Variable" fo:language="pl" fo:country="PL"/>
    </style:style>
    <style:style style:name="P19" style:family="paragraph" style:parent-style-name="Text_20_body" style:list-style-name="L15">
      <style:paragraph-properties fo:margin-top="0cm" fo:margin-bottom="0cm" style:contextual-spacing="false"/>
      <style:text-properties style:font-name="Segoe UI Variable" fo:language="pl" fo:country="PL" fo:font-style="italic" style:font-style-asian="italic" style:font-style-complex="italic"/>
    </style:style>
    <style:style style:name="P20" style:family="paragraph" style:parent-style-name="Text_20_body" style:list-style-name="L16">
      <style:paragraph-properties fo:margin-top="0cm" fo:margin-bottom="0cm" style:contextual-spacing="false"/>
      <style:text-properties style:font-name="Segoe UI Variable" fo:language="pl" fo:country="PL"/>
    </style:style>
    <style:style style:name="P21" style:family="paragraph" style:parent-style-name="Text_20_body" style:list-style-name="L17">
      <style:paragraph-properties fo:margin-top="0cm" fo:margin-bottom="0cm" style:contextual-spacing="false"/>
      <style:text-properties style:font-name="Segoe UI Variable" fo:language="pl" fo:country="PL"/>
    </style:style>
    <style:style style:name="P22" style:family="paragraph" style:parent-style-name="Text_20_body" style:list-style-name="L18">
      <style:paragraph-properties fo:margin-top="0cm" fo:margin-bottom="0cm" style:contextual-spacing="false"/>
      <style:text-properties style:font-name="Segoe UI Variable" fo:language="pl" fo:country="PL"/>
    </style:style>
    <style:style style:name="P23" style:family="paragraph" style:parent-style-name="Text_20_body" style:list-style-name="L19">
      <style:paragraph-properties fo:margin-top="0cm" fo:margin-bottom="0cm" style:contextual-spacing="false"/>
      <style:text-properties style:font-name="Segoe UI Variable" fo:language="pl" fo:country="PL"/>
    </style:style>
    <style:style style:name="P24" style:family="paragraph" style:parent-style-name="Text_20_body" style:list-style-name="L20">
      <style:paragraph-properties fo:margin-top="0cm" fo:margin-bottom="0cm" style:contextual-spacing="false"/>
      <style:text-properties style:font-name="Segoe UI Variable" fo:language="pl" fo:country="PL"/>
    </style:style>
    <style:style style:name="P25" style:family="paragraph" style:parent-style-name="Text_20_body" style:list-style-name="L21">
      <style:paragraph-properties fo:margin-top="0cm" fo:margin-bottom="0cm" style:contextual-spacing="false"/>
      <style:text-properties style:font-name="Segoe UI Variable" fo:language="pl" fo:country="PL"/>
    </style:style>
    <style:style style:name="P26" style:family="paragraph" style:parent-style-name="Text_20_body" style:list-style-name="L22">
      <style:paragraph-properties fo:margin-top="0cm" fo:margin-bottom="0cm" style:contextual-spacing="false"/>
      <style:text-properties style:font-name="Segoe UI Variable" fo:language="pl" fo:country="PL"/>
    </style:style>
    <style:style style:name="P27" style:family="paragraph" style:parent-style-name="Text_20_body" style:list-style-name="L23">
      <style:paragraph-properties fo:margin-top="0cm" fo:margin-bottom="0cm" style:contextual-spacing="false"/>
      <style:text-properties style:font-name="Segoe UI Variable" fo:language="pl" fo:country="PL"/>
    </style:style>
    <style:style style:name="P28" style:family="paragraph" style:parent-style-name="Text_20_body" style:list-style-name="L24">
      <style:paragraph-properties fo:margin-top="0cm" fo:margin-bottom="0cm" style:contextual-spacing="false"/>
      <style:text-properties style:font-name="Segoe UI Variable" fo:language="pl" fo:country="PL"/>
    </style:style>
    <style:style style:name="P29" style:family="paragraph" style:parent-style-name="Text_20_body" style:list-style-name="L25">
      <style:paragraph-properties fo:margin-top="0cm" fo:margin-bottom="0cm" style:contextual-spacing="false"/>
      <style:text-properties style:font-name="Segoe UI Variable" fo:language="pl" fo:country="PL"/>
    </style:style>
    <style:style style:name="P30" style:family="paragraph" style:parent-style-name="Text_20_body" style:list-style-name="L26">
      <style:paragraph-properties fo:margin-top="0cm" fo:margin-bottom="0cm" style:contextual-spacing="false"/>
      <style:text-properties style:font-name="Segoe UI Variable" fo:language="pl" fo:country="PL"/>
    </style:style>
    <style:style style:name="P31" style:family="paragraph" style:parent-style-name="Text_20_body" style:list-style-name="L27">
      <style:paragraph-properties fo:margin-top="0cm" fo:margin-bottom="0cm" style:contextual-spacing="false"/>
      <style:text-properties style:font-name="Segoe UI Variable" fo:language="pl" fo:country="PL"/>
    </style:style>
    <style:style style:name="P32" style:family="paragraph" style:parent-style-name="Text_20_body" style:list-style-name="L28">
      <style:paragraph-properties fo:margin-top="0cm" fo:margin-bottom="0cm" style:contextual-spacing="false"/>
      <style:text-properties style:font-name="Segoe UI Variable" fo:language="pl" fo:country="PL"/>
    </style:style>
    <style:style style:name="P33" style:family="paragraph" style:parent-style-name="Text_20_body" style:list-style-name="L29">
      <style:paragraph-properties fo:margin-top="0cm" fo:margin-bottom="0cm" style:contextual-spacing="false"/>
      <style:text-properties style:font-name="Segoe UI Variable" fo:language="pl" fo:country="P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8219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stre powikłania cukrzycy:</text:p>
      <text:list xml:id="list135508239" text:style-name="L1">
        <text:list-item>
          <text:p text:style-name="P5">śpiączki:</text:p>
          <text:list text:style-name="L2">
            <text:list-item>
              <text:p text:style-name="P6">kwasiczna (występuje w cukrzycy typu I)</text:p>
            </text:list-item>
            <text:list-item>
              <text:p text:style-name="P6">osmotyczna (może wystąpić zarówno w typie I jak i II na skutek odwodnienia i znacznego wzrostu poziomu cukru, dochodzi do zaburzeń OUN i powikłań zakrzepowych)</text:p>
            </text:list-item>
            <text:list-item>
              <text:p text:style-name="P6">mleczanowa (występuje głównie w cukrzycy typi II, po dużym wysiłku)</text:p>
            </text:list-item>
          </text:list>
        </text:list-item>
      </text:list>
      <text:p text:style-name="P2">przewlekłe powikłania cukrzycy</text:p>
      <text:list xml:id="list1167618500" text:style-name="L3">
        <text:list-item>
          <text:p text:style-name="P7">retinopatia cukrzycowa</text:p>
        </text:list-item>
        <text:list-item>
          <text:p text:style-name="P7">nefropatia cukrzycowa (niewydolność nerek, nadciśnienie tętnicze, hipercholesterolemia, obrzęki)</text:p>
        </text:list-item>
        <text:list-item>
          <text:p text:style-name="P7">zespół stopy cukrzycowej (uszkodzenie skóry stopy z następczym jej zakażeniem, nieleczona prowadzi do martwicy i amputacji)</text:p>
        </text:list-item>
        <text:list-item>
          <text:p text:style-name="P7">makroangiopatia cukrzycowa (zmiany miażdżycowe)</text:p>
        </text:list-item>
        <text:list-item>
          <text:p text:style-name="P7">neuropatia cukrzycowa (uszkodzenie nerwów obwodowych, wegetatywnych i mózgowych)</text:p>
        </text:list-item>
      </text:list>
      <text:p text:style-name="P3"/>
      <text:p text:style-name="P2">leczenie cukrzycy</text:p>
      <text:list xml:id="list201010104" text:style-name="L4">
        <text:list-item>
          <text:p text:style-name="P8">wyrównanie zaburzeń metabolicznych</text:p>
        </text:list-item>
        <text:list-item>
          <text:p text:style-name="P8">ustąpienie subiektywnych dolegliwości</text:p>
        </text:list-item>
        <text:list-item>
          <text:p text:style-name="P8">przywrócenie pełnej sprawności fizycznej i psychicznej</text:p>
        </text:list-item>
        <text:list-item>
          <text:p text:style-name="P8">zapobieganie powikłaniom choroby</text:p>
          <text:list text:style-name="L5">
            <text:list-item>
              <text:p text:style-name="P9">leczenie niefarmakologiczne - zmiana stylu życia, przede wszystkim odpowiednia dieta i wysiłek fizyczny</text:p>
            </text:list-item>
            <text:list-item>
              <text:p text:style-name="P9">leczenie farmakologiczne - podawanie leków (insulina, doustne leki hipoglikemiczne) stosowane pojedynczo lub łącznie</text:p>
            </text:list-item>
            <text:list-item>
              <text:p text:style-name="P9">leczenie chorób towarzyszących - nadciśnienia, hiperlipidemii oraz otyłości</text:p>
            </text:list-item>
          </text:list>
        </text:list-item>
      </text:list>
      <text:p text:style-name="P3"/>
      <text:p text:style-name="P2">fitoterapia cukrzycy</text:p>
      <text:list xml:id="list1954366816" text:style-name="L6">
        <text:list-item>
          <text:p text:style-name="P10">niektóre rośliny mają właściwości hipoglikemizujące - glukokininy</text:p>
        </text:list-item>
        <text:list-item>
          <text:p text:style-name="P10">glukokininy hamuj<text:span text:style-name="T3">ą</text:span> wytwarzanie lub zaburzają funkcję glukagonu, rozkładającego glikogen do glukozy, w efekci<text:span text:style-name="T3">e</text:span> doprowadzając do zmniejszenia poziomu glukozy we krwi</text:p>
        </text:list-item>
        <text:list-item>
          <text:p text:style-name="P10">inhibitory alfa-glukozydazy (enzymu rozkładającego glukozę) - wyciągi wodne pokrzywy zwyczajnej, mniszka lekarskiego oraz jemioły stosowane są jako doustne leki hipoglikemizujące w cukrzycy typu II</text:p>
        </text:list-item>
      </text:list>
      <text:p text:style-name="P2">Inulina - zastosowanie w l<text:span text:style-name="T3">e</text:span>cznictwie i dietetyce</text:p>
      <text:list xml:id="list87222217" text:style-name="L7">
        <text:list-item>
          <text:p text:style-name="P11"><text:soft-page-break/>inulina to rozpuszczalny błonnik, który tylko w niewielkim stopniu ulega wchłonieniu w jelicie cienkim i jako <text:span text:style-name="T1">prebiotyk</text:span> stymuluje wzrost prawidłowej flory (<text:span text:style-name="T2">Bifidobacterium</text:span>)</text:p>
        </text:list-item>
        <text:list-item>
          <text:p text:style-name="P11">w przewodzie pokarmowym tworzy formę hydrokoloidu, powlekającego nabłonek jelita, przez co zmniejsza wchłanianie glukozy oraz cholesterolu i lipidów z przewodu pokarmowego</text:p>
        </text:list-item>
        <text:list-item>
          <text:p text:style-name="P11">usprawnia pracę przewodu pokarmowego i przeciwdziała zaparciom działa odtruwająco, wiążąc toksyczne składniki oraz metabolity w jelicie i przyspieszając ich wydalanie z kałem</text:p>
        </text:list-item>
        <text:list-item>
          <text:p text:style-name="P11">zwiększa wchłanianie wapnia z przewodu pokarmowego</text:p>
        </text:list-item>
        <text:list-item>
          <text:p text:style-name="P11">suplementy diety, zawierające inulinę wspomagają proces odchudzania u osób otyłych</text:p>
        </text:list-item>
      </text:list>
      <text:p text:style-name="P3"/>
      <text:p text:style-name="P2"><text:span text:style-name="T2">Helianthi tuberosi tuber</text:span> - bulwa słonecznika bulwiastego (topinambur)<text:line-break/><text:span text:style-name="T2">Helianthus tuberosus</text:span> L. - słonecznik bulwiasty<text:line-break/><text:span text:style-name="T2">Asteraceae</text:span> - astrowate</text:p>
      <text:list xml:id="list4150029514" text:style-name="L8">
        <text:list-item>
          <text:p text:style-name="P12">polisacharydy (do 75%), w tym:</text:p>
          <text:list text:style-name="L9">
            <text:list-item>
              <text:p text:style-name="P13">inulina</text:p>
            </text:list-item>
            <text:list-item>
              <text:p text:style-name="P13">pektyny</text:p>
            </text:list-item>
          </text:list>
        </text:list-item>
        <text:list-item>
          <text:p text:style-name="P12">niskocząsteczkowe fruktooligosacharydy</text:p>
        </text:list-item>
        <text:list-item>
          <text:p text:style-name="P12">aminokwasy, białka</text:p>
        </text:list-item>
        <text:list-item>
          <text:p text:style-name="P12">witaminy: C, B1, B2</text:p>
        </text:list-item>
        <text:list-item>
          <text:p text:style-name="P12">sole mineralne (Mg, K, Ca, Zn, Fe, Cu)</text:p>
        </text:list-item>
        <text:list-item>
          <text:p text:style-name="P12">rozpuszczalna krzemionka</text:p>
        </text:list-item>
      </text:list>
      <text:p text:style-name="P2">działanie i zastosowanie:</text:p>
      <text:list xml:id="list2527635044" text:style-name="L10">
        <text:list-item>
          <text:p text:style-name="P14">inulina normalizuje glikemię - pomocniczo w cukrzycy</text:p>
        </text:list-item>
        <text:list-item>
          <text:p text:style-name="P14">inulina, wraz z pektynami, wiąże w przewodzie pokarmowym szkodliwe związki i powoduje ich w<text:span text:style-name="T3">y</text:span>dalenie poprzez stymulowanie kurczliwości ściany jelita</text:p>
        </text:list-item>
        <text:list-item>
          <text:p text:style-name="P14">inulina wykazuje działanie hepatoprotekcyjne</text:p>
        </text:list-item>
        <text:list-item>
          <text:p text:style-name="P14">wypełniając przewód pokarmowy, daje uczucie sytości, zmniejsza łaknienie i reguluje wypróżnianie, wspomagając proces odchudzania</text:p>
        </text:list-item>
        <text:list-item>
          <text:p text:style-name="P14">wyciągi z bulwy topinambura uzupełniają niedobory aminokwasów i soli mineralnych</text:p>
        </text:list-item>
      </text:list>
      <text:p text:style-name="P3"/>
      <text:p text:style-name="P2"><text:span text:style-name="T2">Graminis rhizoma</text:span> - kłącze perzu FP IX<text:line-break/><text:span text:style-name="T2">Agropyron repens</text:span> L. Beauv. - perz właściwy<text:line-break/>Poaceae - trawy</text:p>
      <text:list xml:id="list3157640654" text:style-name="L11">
        <text:list-item>
          <text:p text:style-name="P15"><text:soft-page-break/>polisacharydy:</text:p>
          <text:list text:style-name="L12">
            <text:list-item>
              <text:p text:style-name="P16">fruktany: trytycyna (3-17%)</text:p>
            </text:list-item>
            <text:list-item>
              <text:p text:style-name="P16">śluzy (10%)</text:p>
            </text:list-item>
          </text:list>
        </text:list-item>
        <text:list-item>
          <text:p text:style-name="P15">oligosacharydy</text:p>
        </text:list-item>
        <text:list-item>
          <text:p text:style-name="P15">monosacharydy: fruktoza, mannitol, inozytol</text:p>
        </text:list-item>
        <text:list-item>
          <text:p text:style-name="P15">kwasy organiczne: glikolowy, jabłkowy</text:p>
        </text:list-item>
        <text:list-item>
          <text:p text:style-name="P15">olejek eteryczny: kapilen (agropyren), karwon</text:p>
        </text:list-item>
        <text:list-item>
          <text:p text:style-name="P15">rozpuszczalne związki krzemu</text:p>
        </text:list-item>
      </text:list>
      <text:p text:style-name="P2">działanie i zastosowanie:</text:p>
      <text:list xml:id="list1932747392" text:style-name="L13">
        <text:list-item>
          <text:p text:style-name="P17">trytycyna oraz śluzy ograniczają wchłanianie glukozy w jelitach</text:p>
        </text:list-item>
        <text:list-item>
          <text:p text:style-name="P17">polisacharydy (zwiększające objętość mas kałowych) oraz mannitol (jako środek osmotycznie czynny), działają przeczyszczająco, reguluj<text:span text:style-name="T3">ą</text:span>c wypróżnienia</text:p>
        </text:list-item>
        <text:list-item>
          <text:p text:style-name="P17">inozytol obniża poziom tłuszczów i cholesterolu we krwi, przeciwdziałając stłuszczeniu wątroby</text:p>
        </text:list-item>
        <text:list-item>
          <text:p text:style-name="P17">kłącze perzu znajduje zastosowanie w leczeniu chorób związanych z przemianą materii, tj.: schodzenia reumatoidalne, dna moczanowa, trądzik młodzieńczy itp.</text:p>
        </text:list-item>
      </text:list>
      <text:p text:style-name="P3"/>
      <text:p text:style-name="P2"><text:span text:style-name="T2">Cyamopsidis seminis pulvis</text:span> FP IX - guma guar<text:line-break/><text:span text:style-name="T2">Cyamopsis tetragonolobus</text:span> L. Taub.<text:line-break/>Fabaceae - Bobowate</text:p>
      <text:p text:style-name="P4">Gumę guar otrzymuje się przez zmielenie bielma nasion. Składa się głównie z galaktomannanu guaru.</text:p>
      <text:p text:style-name="P4"><text:span text:style-name="T2">Guar galactomannanum</text:span> FP IX - Galaktomannan Guaru<text:line-break/><text:span text:style-name="T2">Cyamopsis tetragonolubus</text:span> L. Taub.<text:line-break/>Fabaceae - bobowate</text:p>
      <text:p text:style-name="P4">działanie i zastosowanie</text:p>
      <text:list xml:id="list3797359807" text:style-name="L14">
        <text:list-item>
          <text:p text:style-name="P18">składnik preparató<text:span text:style-name="T3">w</text:span> odchudzających (efekt wypełniający, zmniejszający odczuwanie głodu)</text:p>
        </text:list-item>
        <text:list-item>
          <text:p text:style-name="P18">galaktomannan guaru to tzw. błonnik rozpuszczalny, który ogranicza wchłanianie cholesterolu i lipidów, a także glukozy, z przewodu pokarmowego - wg oświadczenia zdrowotnego Europejskiego urzędu ds. bezpieczeństwa żywności (EFSA): dawka dobowa powinna wynosić 10g</text:p>
        </text:list-item>
        <text:list-item>
          <text:p text:style-name="P18">bezpieczny dodatek żywności - umieszczony na liście E jako E412, zagęszczacz oraz stabilizator licznych produktów spożywczych</text:p>
        </text:list-item>
      </text:list>
      <text:p text:style-name="P3"/>
      <text:p text:style-name="P2"><text:soft-page-break/>pektyny - polimery kwasu galakturonowego, w dużej mierze estryfkowanego grupami metylowymi lub dodatkowo połączone z ramnozą; występują w środkowej blaszce ścian komórek roślinnych (najczęściej owocni owoców), np.:</text:p>
      <text:list xml:id="list3766743238" text:style-name="L15">
        <text:list-item>
          <text:p text:style-name="P19">Sambuci fructus, Myrtilli fructus, Pruni domesticae fructus, Pruni pinosae fructus, Rosae pseudo-fructus, Sorbi fructus, Rubi ideai fructus</text:p>
        </text:list-item>
      </text:list>
      <text:p text:style-name="P2">zastosowanie:</text:p>
      <text:list xml:id="list4058237629" text:style-name="L16">
        <text:list-item>
          <text:p text:style-name="P20">jako tzw. błonnik rozpuszczalny, wykazują dużą zdolność pochłaniania wody i tworzenia na powierzchni błon śluzowych przewodu pokarmowego powłoki hydrokoloidalnej, utrudniającej wchłanianie glukozy, cholesterolu i triglicerydów - znaczenie w profilaktyce miażdżycy, diecie cukrzyków i u osób z nadwagą</text:p>
        </text:list-item>
        <text:list-item>
          <text:p text:style-name="P20">zmniejszają łaknienie i regulują proces defekacji (łagodne środki przeczyszczające)</text:p>
        </text:list-item>
        <text:list-item>
          <text:p text:style-name="P20">są prebiotykami - sprzyjają rozwojowi fizjologicznej flory jelitowej; przeciwdziałają procesom gnilnym i stanom zapalnym jelit</text:p>
        </text:list-item>
      </text:list>
      <text:p text:style-name="P3"/>
      <text:p text:style-name="P2"><text:span text:style-name="T2">Urticae folium</text:span> - liść pokrzywy<text:line-break/><text:span text:style-name="T2">Urtica diotica</text:span> L. - pokrzywa zwyczajna<text:line-break/><text:span text:style-name="T2">Urtica urens</text:span> L. - pokrzywa żegawka<text:line-break/>Urticaceae - pokrzywowate</text:p>
      <text:list xml:id="list2416347558" text:style-name="L17">
        <text:list-item>
          <text:p text:style-name="P21">działanie przeciwzapalne i moczopędne (flawonoidy) - wykorzystywane we wspomagającej terapii stanów zapalnych nerek oraz schorzeń reumatoidalnych</text:p>
        </text:list-item>
        <text:list-item>
          <text:p text:style-name="P21">przeciwkamicze - rozpuszczalne związki krzemu i flawonoidy</text:p>
        </text:list-item>
        <text:list-item>
          <text:p text:style-name="P21">ochronne na miąższ wątroby</text:p>
        </text:list-item>
        <text:list-item>
          <text:p text:style-name="P21">przeciwcukrzycowe</text:p>
        </text:list-item>
      </text:list>
      <text:p text:style-name="P3"/>
      <text:p text:style-name="P2"><text:span text:style-name="T2">Pericarpium phaseoli</text:span> - owocnia fasoli zwyczajnej<text:line-break/><text:span text:style-name="T2">Phaseolus vulgaris</text:span> L. - fasola zwykła<text:line-break/>Fabaceae - motylkowate</text:p>
      <text:list xml:id="list2079247643" text:style-name="L18">
        <text:list-item>
          <text:p text:style-name="P22">glikoproteiny</text:p>
        </text:list-item>
        <text:list-item>
          <text:p text:style-name="P22">aminokwasy (arginina)</text:p>
        </text:list-item>
        <text:list-item>
          <text:p text:style-name="P22">kwasy fenolowe</text:p>
        </text:list-item>
        <text:list-item>
          <text:p text:style-name="P22">flawonoidy</text:p>
        </text:list-item>
        <text:list-item>
          <text:p text:style-name="P22">sole mineralne (sól, potas, krzem, chrom)l</text:p>
        </text:list-item>
      </text:list>
      <text:p text:style-name="P2">zastosowanie:</text:p>
      <text:list xml:id="list3241865228" text:style-name="L19">
        <text:list-item>
          <text:p text:style-name="P23">w schodzeniach nerek, moczowodów i pęcherza, gdy wydalanie moczu jest <text:soft-page-break/>zbyt skąpe</text:p>
        </text:list-item>
        <text:list-item>
          <text:p text:style-name="P23">pomocniczo w kamicy nerkowej</text:p>
        </text:list-item>
        <text:list-item>
          <text:p text:style-name="P23">w początkowych stanach cukrzycy typu 2</text:p>
        </text:list-item>
        <text:list-item>
          <text:p text:style-name="P23">działanie przeciwcukrzycowe surowca uwarunkowane jest działaniem chromu, kwasu krzemowego i aminokwasu argininy</text:p>
        </text:list-item>
      </text:list>
      <text:p text:style-name="P3"/>
      <text:p text:style-name="P2"><text:span text:style-name="T2">Morus alba</text:span> L. - morwa biała<text:line-break/><text:span text:style-name="T2">Morus alba folium</text:span> - liść morwy białej<text:line-break/>Moraceae - morwowate</text:p>
      <text:list xml:id="list692301878" text:style-name="L20">
        <text:list-item>
          <text:p text:style-name="P24">alkaloidy działające przeciwdiabetycznie, w tym 1,5-dideoksy-1,5-imino-D-sorbitol (DNJ) oraz jego pochodne</text:p>
        </text:list-item>
        <text:list-item>
          <text:p text:style-name="P24">związki polifenolowe, takie jak flawonoidy</text:p>
        </text:list-item>
        <text:list-item>
          <text:p text:style-name="P24">kumaryny</text:p>
        </text:list-item>
        <text:list-item>
          <text:p text:style-name="P24">dużą ilość biała, tłuszczu, węglowodanów, błonnika, składników mineralnych</text:p>
        </text:list-item>
        <text:list-item>
          <text:p text:style-name="P24">liście morwy białej zawierają witaminy z grupy B:</text:p>
          <text:list text:style-name="L21">
            <text:list-item>
              <text:p text:style-name="P25">tiaminę (B1)</text:p>
            </text:list-item>
            <text:list-item>
              <text:p text:style-name="P25">ryboflawinę (B2)</text:p>
            </text:list-item>
            <text:list-item>
              <text:p text:style-name="P25">pirydoksynę (B6)</text:p>
            </text:list-item>
            <text:list-item>
              <text:p text:style-name="P25">witaminę PP</text:p>
            </text:list-item>
          </text:list>
        </text:list-item>
      </text:list>
      <text:p text:style-name="P2">działanie:</text:p>
      <text:list xml:id="list3186311813" text:style-name="L22">
        <text:list-item>
          <text:p text:style-name="P26">jako środek pomocniczy w leczeniu cukrzycy, gdyż wykazuje działanie antyhiperglikemiczne</text:p>
        </text:list-item>
        <text:list-item>
          <text:p text:style-name="P26">zawarte w liściach morwy cukry złożone mają wbudowany w strukturę atom azotu, wykazują podobne działanie do leków przeciwcukrzycowych</text:p>
        </text:list-item>
        <text:list-item>
          <text:p text:style-name="P26">hamuje aktywność enzymów obecnych w jelicie - glikozydaz, które rozkładają cukry złożone do cukrów prostych, tym samym nie ulegają wchłonięciu w układzie pokarmowym</text:p>
        </text:list-item>
        <text:list-item>
          <text:p text:style-name="P26">hamuje odkładanie tkanki tłuszczowej, dzięki czemu morwa biała wspomaga również proces odchudzania</text:p>
        </text:list-item>
        <text:list-item>
          <text:p text:style-name="P26">w badaniach klinicznych wykazano również, że substancje zawarte w morwie obniżają we krwi poziom trójglicerydów, cholesterolu LDL</text:p>
        </text:list-item>
      </text:list>
      <text:p text:style-name="P2">tabletki z morwy białej - skutki uboczne</text:p>
      <text:list xml:id="list218149230" text:style-name="L23">
        <text:list-item>
          <text:p text:style-name="P27">przy spożyciu preparatów z morwy białej mogą zachodzić niepożądane interakcje</text:p>
        </text:list-item>
        <text:list-item>
          <text:p text:style-name="P27">morwa biała może zmieniać poziom cukru we krwi, należy więc stosować ją ostrożnie z lekami (np. insuliną), które obniżają poziom cukru we krwi w cukrzycy</text:p>
        </text:list-item>
        <text:list-item>
          <text:p text:style-name="P27">może nasilać działanie niepożądane leków obniżających poziom cholesterolu</text:p>
        </text:list-item>
        <text:list-item>
          <text:p text:style-name="P27"><text:soft-page-break/>powinna być również ostrożnie stosowana u pacjentów przyjmujących benzodiazepiny, barbiturany lub leki przeciwdepresyjne</text:p>
        </text:list-item>
        <text:list-item>
          <text:p text:style-name="P27">może również wchodzić w interakcje z lekami stosowanymi przy dnie moczanowej</text:p>
        </text:list-item>
      </text:list>
      <text:p text:style-name="P2">Surowce roślinne o działaniu wykrztuśnym</text:p>
      <text:p text:style-name="P4">prowokowanie kaszlu w celu odkrztuszania i usuwania w ten sposób zalegającej w drogach oddechowych wydzieliny, często zawierającej chorobotwórcze drobnoustroje</text:p>
      <text:p text:style-name="P4">surowce bogate w:</text:p>
      <text:list xml:id="list3626996432" text:style-name="L24">
        <text:list-item>
          <text:p text:style-name="P28">saponozydy</text:p>
        </text:list-item>
        <text:list-item>
          <text:p text:style-name="P28">olejki eteryczne</text:p>
        </text:list-item>
      </text:list>
      <text:p text:style-name="P3"/>
      <text:p text:style-name="P2">Saponiny</text:p>
      <text:list xml:id="list2004199143" text:style-name="L25">
        <text:list-item>
          <text:p text:style-name="P29">tworzą grupę naturalnych składników - pochodnych triterpenów i steroidów - występujących w postaci glikozydowej w wielu gatunkach roślin i w nielicznych organizmach morskich</text:p>
        </text:list-item>
        <text:list-item>
          <text:p text:style-name="P29">nazwa wywodzi się z łacińskiego <text:span text:style-name="T2">sapo</text:span> oznaczającego mydło, co odzwierciedla wyjątkową zdolność większości saponin do obniżania napięcia powierzchniowego w roztworach wodnych (wywołują efekt pienienia)</text:p>
        </text:list-item>
        <text:list-item>
          <text:p text:style-name="P29">ta właściwość wynika z obecności w cząsteczce lipofilowego aglikonu i hydrofilowej reszty cukrowej</text:p>
        </text:list-item>
      </text:list>
      <text:p text:style-name="P2">ogólne właściwości fizykochemiczne i biologiczne</text:p>
      <text:list xml:id="list4167182121" text:style-name="L26">
        <text:list-item>
          <text:p text:style-name="P30">glikozydy saponin - rozpuszczalne w wodzie oraz alkoholach (metanolu, etanolu) o niższych stężeniach</text:p>
        </text:list-item>
        <text:list-item>
          <text:p text:style-name="P30">obniżając napięcie powierzchniowe, ułatwiają resorpcję innych składników przez błony komórkowe (zwiększają m.in. wchł<text:span text:style-name="T3">a</text:span>nianie niektórych leków z przewodu pokarmowego)</text:p>
        </text:list-item>
        <text:list-item>
          <text:p text:style-name="P30">emulgują tłuszcze i stabilizują roztwory koloidowe - w przemyśle farmaceutycznym, chemicznym i spożywczym wykorzystywane są w produkcji emulsji, zawiesin, pian</text:p>
        </text:list-item>
        <text:list-item>
          <text:p text:style-name="P30">posiadają zdolność wiązania się z cholesterolem i innymi sterolami</text:p>
        </text:list-item>
        <text:list-item>
          <text:p text:style-name="P30">powodują hemolizę erytrocytów</text:p>
        </text:list-item>
      </text:list>
      <text:p text:style-name="P2">wykrywanie saponin w materiale roślinnym</text:p>
      <text:list xml:id="list2059751323" text:style-name="L27">
        <text:list-item>
          <text:p text:style-name="P31">najprostszy test - pojawienie się piany w roztworach wodnych substancji roślinnej po ich wytrząśnięciu</text:p>
        </text:list-item>
        <text:list-item>
          <text:p text:style-name="P31">niektóre saponiny wykazują zdolność do hemolizy czerwonych krwinek - <text:soft-page-break/>wykorzystywana jest do określania siły działania saponin poprzez indeks hemolityczny</text:p>
        </text:list-item>
      </text:list>
      <text:p text:style-name="P2">indeks hemolityczny - największe rozcieńczenie roztworu saponin, jakie powoduje jeszcze hemolizę krwinek czerwonych</text:p>
      <text:list xml:id="list4006408037" text:style-name="L28">
        <text:list-item>
          <text:p text:style-name="P32">saponiny łatwo wnikają w warstwę lipidową błony komórkowej tuż przy cząsteczkach cholesterolu, ściągają cholesterol do warstwy zewnętrznej błony, powodując wniknięcie następnych cząsteczek saponin; w wyniku tego następuje wybrzuszenie i rozerwanie błon komórkowych erytrocytów</text:p>
        </text:list-item>
      </text:list>
      <text:p text:style-name="P2">Farmakopea Europejska definiuje jednostkę indeksu hemolitycznego (IH) jako ilość mililitrów 2% roztworu krwi wołowej w roztworze izotonicznym, jaka może ulec hemolizie po dodaniu 1g materiału roślinnego lub jego ekstraktu; jako wzorca używa się zwykle mieszaniny:</text:p>
      <text:list xml:id="list1559695325" text:style-name="L29">
        <text:list-item>
          <text:p text:style-name="P33">saponin z <text:span text:style-name="T2">Gypsophila paniculata</text:span> (łyszczec wiechowaty) (IH = 30000)</text:p>
        </text:list-item>
        <text:list-item>
          <text:p text:style-name="P33">lub Saponin Album (firmy Merck, IH = 15000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egoe UI Variable" svg:font-family="'Segoe UI Variable'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d1d0ea68f081ee2800a922cac8f79445e4603348</meta:generator>
    <dc:title>wykład 12.05</dc:title>
    <dc:description/>
    <dc:subject/>
    <meta:keyword/>
    <meta:initial-creator/>
    <meta:creation-date>2022-06-04T09:34:48Z</meta:creation-date>
    <dc:date>2022-06-04T11:37:34.878778760</dc:date>
    <meta:editing-duration>PT2M28S</meta:editing-duration>
    <meta:editing-cycles>1</meta:editing-cycles>
    <meta:document-statistic meta:table-count="0" meta:image-count="0" meta:object-count="0" meta:page-count="7" meta:paragraph-count="133" meta:word-count="1402" meta:character-count="10460" meta:non-whitespace-character-count="9293"/>
  </office:meta>
</office:document-meta>
</file>